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19.468cm"/>
    </style:style>
    <style:style style:name="co4" style:family="table-column">
      <style:table-column-properties fo:break-before="auto" style:column-width="4.03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office:value-type="string">
            <text:p>ESTADO DE INGRESOS Y GASTOS RECONOCID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) Resultado de la cuenta de Pérdidas y Ganancias</text:p>
          </table:table-cell>
          <table:table-cell office:value-type="string">
            <text:p>-129-7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ngresos y gastos imputados directamente al patrimonio net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5"/>I Por valoración de instrument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7"/>1) Activos financieros disponibles para la venta</text:p>
          </table:table-cell>
          <table:table-cell office:value-type="string">
            <text:p>-800-89-900-991-992</text:p>
          </table:table-cell>
          <table:table-cell table:number-columns-repeated="1022"/>
        </table:table-row>
        <table:table-row table:style-name="ro2">
          <table:table-cell office:value-type="string">
            <text:p><text:s text:c="7"/>2) Otros ingresos/gastos:</text:p>
          </table:table-cell>
          <table:table-cell table:number-columns-repeated="1023"/>
        </table:table-row>
        <table:table-row table:style-name="ro2">
          <table:table-cell office:value-type="string">
            <text:p><text:s text:c="11"/>Diferencias de conversión</text:p>
          </table:table-cell>
          <table:table-cell office:value-type="string">
            <text:p>-820-920</text:p>
          </table:table-cell>
          <table:table-cell table:number-columns-repeated="1022"/>
        </table:table-row>
        <table:table-row table:style-name="ro2">
          <table:table-cell office:value-type="string">
            <text:p><text:s text:c="11"/>Activos no corrientes mantenidos en venta</text:p>
          </table:table-cell>
          <table:table-cell office:value-type="string">
            <text:p>-860-960</text:p>
          </table:table-cell>
          <table:table-cell table:number-columns-repeated="1022"/>
        </table:table-row>
        <table:table-row table:style-name="ro2">
          <table:table-cell office:value-type="string">
            <text:p><text:s text:c="11"/>Inversión neta de un negocio en el extranjero</text:p>
          </table:table-cell>
          <table:table-cell office:value-type="string">
            <text:p>-811-9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4"/>II Por coberturas de flujos de efectivo</text:p>
          </table:table-cell>
          <table:table-cell office:value-type="string">
            <text:p>-810-9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3"/>III Subvenciones, donaciones y legados recibidos</text:p>
          </table:table-cell>
          <table:table-cell office:value-type="float" office:value="-94">
            <text:p>-9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3"/>IV Por ganancias y pérdidas actuariales y otros ajustes</text:p>
          </table:table-cell>
          <table:table-cell office:value-type="string">
            <text:p>-85-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4"/>V Efecto impositivo</text:p>
          </table:table-cell>
          <table:table-cell office:value-type="string">
            <text:p>-8300+8301-833+834+835+8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) Total ingresos y gastos imputados directamente en el patrimonio neto (I+II+III+IV+V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nsferencias a la cuenta de pérdidas y gananci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3"/>VI Por valoración de instrument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7"/>1) Activos financieros disponibles para la venta</text:p>
          </table:table-cell>
          <table:table-cell office:value-type="string">
            <text:p>-802-902-993-994</text:p>
          </table:table-cell>
          <table:table-cell table:number-columns-repeated="1022"/>
        </table:table-row>
        <table:table-row table:style-name="ro2">
          <table:table-cell office:value-type="string">
            <text:p><text:s text:c="7"/>2) Otros ingresos/gastos:</text:p>
          </table:table-cell>
          <table:table-cell table:number-columns-repeated="1023"/>
        </table:table-row>
        <table:table-row table:style-name="ro2">
          <table:table-cell office:value-type="string">
            <text:p><text:s text:c="11"/>Diferencias de conversión</text:p>
          </table:table-cell>
          <table:table-cell office:value-type="string">
            <text:p>-821-921</text:p>
          </table:table-cell>
          <table:table-cell table:number-columns-repeated="1022"/>
        </table:table-row>
        <table:table-row table:style-name="ro2">
          <table:table-cell office:value-type="string">
            <text:p><text:s text:c="11"/>Activos no corrientes mantenidos en venta</text:p>
          </table:table-cell>
          <table:table-cell office:value-type="string">
            <text:p>-862-962</text:p>
          </table:table-cell>
          <table:table-cell table:number-columns-repeated="1022"/>
        </table:table-row>
        <table:table-row table:style-name="ro2">
          <table:table-cell office:value-type="string">
            <text:p><text:s text:c="11"/>Inversión neta de un negocio en el extranjero</text:p>
          </table:table-cell>
          <table:table-cell office:value-type="string">
            <text:p>-813-9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2"/>VII Por coberturas de flujos de efectivo</text:p>
          </table:table-cell>
          <table:table-cell office:value-type="string">
            <text:p>-812-9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2"/>VIII Subvenciones, donaciones y legados recibidos</text:p>
          </table:table-cell>
          <table:table-cell office:value-type="float" office:value="-84">
            <text:p>-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 text:c="4"/>IX Efecto impositivo</text:p>
          </table:table-cell>
          <table:table-cell office:value-type="string">
            <text:p>-836-83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) Total transferencias a la cuenta de pérdidas y ganancias (VI+VII+VIII+IX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DE INGRESOS Y GASTOS RECONOCIDOS (A + B + C)</text:p>
          </table:table-cell>
          <table:table-cell table:number-columns-repeated="1023"/>
        </table:table-row>
        <table:table-row table:style-name="ro2">
          <table:table-cell office:value-type="string">
            <text:p>**END**</text:p>
          </table:table-cell>
          <table:table-cell table:number-columns-repeated="1023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2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</meta:initial-creator>
    <meta:creation-date>2008-05-08T15:50:39</meta:creation-date>
    <dc:creator>Eloy Gomez</dc:creator>
    <dc:date>2011-11-16T14:20:42</dc:date>
    <meta:generator>LibreOffice/3.4$Unix LibreOffice_project/340m1$Build-302</meta:generator>
    <meta:editing-duration>PT13S</meta:editing-duration>
    <meta:editing-cycles>1</meta:editing-cycles>
    <meta:document-statistic meta:table-count="3" meta:cell-count="43" meta:object-count="0"/>
  </office:meta>
</office:document-meta>
</file>